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none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/>
    </style:style>
    <style:style style:name="P4" style:family="paragraph" style:parent-style-name="Standard" style:list-style-name="L2">
      <style:paragraph-properties fo:text-align="start" style:justify-single-word="false"/>
      <style:text-properties style:text-underline-style="none"/>
    </style:style>
    <style:style style:name="P5" style:family="paragraph" style:parent-style-name="Standard" style:list-style-name="L3">
      <style:paragraph-properties fo:text-align="start" style:justify-single-word="false"/>
      <style:text-properties style:text-underline-style="none"/>
    </style:style>
    <style:style style:name="P6" style:family="paragraph" style:parent-style-name="Standard" style:list-style-name="L4">
      <style:paragraph-properties fo:text-align="start" style:justify-single-word="false"/>
      <style:text-properties style:text-underline-style="none"/>
    </style:style>
    <style:style style:name="P7" style:family="paragraph" style:parent-style-name="Standard"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><text:tab/><text:tab/><text:tab/> <text:s text:c="10"/><text:span text:style-name="T1">APPLICATION FOR PERMISSION</text:span></text:p>
      <text:p text:style-name="P2"><text:span text:style-name="T2"><text:tab/><text:tab/><text:tab/><text:tab/><text:tab/><text:tab/><text:tab/></text:span></text:p>
      <text:p text:style-name="P2"><text:span text:style-name="T2"><text:tab/><text:tab/><text:tab/><text:tab/><text:tab/><text:tab/><text:tab/><text:tab/><text:tab/><text:tab/> Dt: ______________</text:span></text:p>
      <text:p text:style-name="P2"><text:span text:style-name="T2">The Controller of Administration,</text:span></text:p>
      <text:p text:style-name="P2"><text:span text:style-name="T2">National Physical Laboratory,</text:span></text:p>
      <text:p text:style-name="P2"><text:span text:style-name="T2">Dr. K.S. Krishnan Marg,</text:span></text:p>
      <text:p text:style-name="P2"><text:span text:style-name="T2">New Delhi 110012</text:span></text:p>
      <text:p text:style-name="P2"><text:span text:style-name="T2"/></text:p>
      <text:p text:style-name="P8"><text:span text:style-name="T2">PERMISSION FOR TREATMENT/INVESTIGATION/TESTS FROM CGHS APPROVED</text:span></text:p>
      <text:p text:style-name="P2"><text:span text:style-name="T2"><text:tab/><text:tab/><text:tab/></text:span><text:span text:style-name="T1">RECOGNIZED CENTRE/HOSPITAL</text:span></text:p>
      <text:p text:style-name="P2"><text:span text:style-name="T1"/></text:p>
      <text:list xml:id="list21350936" text:style-name="L1">
        <text:list-item>
          <text:p text:style-name="P3"><text:span text:style-name="T2">Name of CGHS Card Holder:_________________________________Designation:__________________</text:span></text:p>
          <text:p text:style-name="P3"><text:span text:style-name="T2">ID No: _______________</text:span></text:p>
        </text:list-item>
        <text:list-item>
          <text:p text:style-name="P3"><text:span text:style-name="T2">Name of Patient: _______________________________________________________</text:span></text:p>
          <text:p text:style-name="P3"><text:span text:style-name="T2">Relationship with card holder: ____________________________________________</text:span></text:p>
        </text:list-item>
        <text:list-item>
          <text:p text:style-name="P3"><text:span text:style-name="T2">CGHS Card No: __________________ Doctor's Prescription Date:______________</text:span></text:p>
        </text:list-item>
        <text:list-item>
          <text:p text:style-name="P3"><text:span text:style-name="T2">Validity of CGHS Card: __________________________________________________</text:span></text:p>
        </text:list-item>
        <text:list-item>
          <text:p text:style-name="P3"><text:span text:style-name="T2">Name of Tests/</text:span></text:p>
        </text:list-item>
      </text:list>
      <text:p text:style-name="P2"><text:span text:style-name="T2"><text:tab/>Procedure to be undertaken:_______________________________________________</text:span></text:p>
      <text:list xml:id="list21391637" text:style-name="L3">
        <text:list-item>
          <text:p text:style-name="P5"><text:span text:style-name="T2">Name of the Hospital and Doctor</text:span></text:p>
          <text:p text:style-name="P5"><text:span text:style-name="T2">with Department who advised</text:span></text:p>
          <text:p text:style-name="P5"><text:span text:style-name="T2">these tests/procedures______________________________________________________</text:span></text:p>
        </text:list-item>
        <text:list-item>
          <text:p text:style-name="P5"><text:span text:style-name="T2">Name of CGHS Centre/hospital</text:span></text:p>
          <text:p text:style-name="P5"><text:span text:style-name="T2">from where the patient wants to</text:span></text:p>
          <text:p text:style-name="P5"><text:span text:style-name="T2">get these test/proecdure done:________________________________________________</text:span></text:p>
        </text:list-item>
        <text:list-item>
          <text:p text:style-name="P5"><text:span text:style-name="T2">Any previsous permission:___________________________________________________</text:span></text:p>
        </text:list-item>
      </text:list>
      <text:p text:style-name="P2"><text:span text:style-name="T2"/></text:p>
      <text:p text:style-name="P2"><text:span text:style-name="T2"><text:tab/><text:tab/><text:tab/></text:span></text:p>
      <text:p text:style-name="P2"><text:span text:style-name="T2">Encl:<text:tab/><text:tab/><text:tab/><text:tab/><text:tab/><text:tab/><text:tab/><text:tab/>Signature of Card Holder</text:span></text:p>
      <text:list xml:id="list21417367" text:style-name="L4">
        <text:list-item>
          <text:p text:style-name="P6"><text:span text:style-name="T2">Copy of valid CGHS Card</text:span></text:p>
        </text:list-item>
        <text:list-item>
          <text:p text:style-name="P6"><text:span text:style-name="T2">Copy of Prescription from Govt.<text:tab/><text:tab/><text:tab/>Name:_____________________________</text:span></text:p>
          <text:p text:style-name="P6"><text:span text:style-name="T2">Hospital<text:tab/><text:tab/><text:tab/><text:tab/><text:tab/><text:tab/>Designation:________________________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"><text:span text:style-name="T2"><text:s text:c="29"/>ID No: _____________________________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2"><text:tab/><text:tab/><text:tab/><text:tab/><text:tab/><text:tab/><text:tab/><text:tab/>Section: ____________________________</text:span></text:p>
      <text:p text:style-name="P2"><text:span text:style-name="T2"><text:tab/><text:tab/><text:tab/><text:tab/><text:tab/><text:tab/><text:tab/><text:tab/>Room No: __________________________</text:span></text:p>
      <text:p text:style-name="P2"><text:span text:style-name="T2"><text:tab/><text:tab/><text:tab/><text:tab/><text:tab/><text:tab/><text:tab/><text:tab/>Telephone No(Int.):___________________</text:span></text:p>
      <text:p text:style-name="P2"><text:span text:style-name="T2"><text:tab/><text:tab/><text:tab/><text:tab/><text:tab/><text:tab/><text:tab/><text:tab/>Address of thePensioner:______________</text:span></text:p>
      <text:p text:style-name="P2"><text:span text:style-name="T2"><text:tab/><text:tab/><text:tab/><text:tab/><text:tab/><text:tab/><text:tab/><text:tab/>___________________________________</text:span></text:p>
      <text:p text:style-name="P2"><text:span text:style-name="T2"><text:tab/><text:tab/><text:tab/><text:tab/><text:tab/><text:tab/><text:tab/><text:tab/>___________________________________</text:span></text:p>
      <text:p text:style-name="P2"><text:span text:style-name="T2"><text:tab/><text:tab/><text:tab/><text:tab/><text:tab/><text:tab/><text:tab/><text:tab/>Telephone No:_______________________</text:span></text:p>
      <text:p text:style-name="P2"><text:span text:style-name="T2"><text:tab/><text:tab/><text:tab/><text:tab/><text:tab/><text:tab/><text:tab/><text:tab/>Mobile No: _________________________</text:span></text:p>
      <text:p text:style-name="P2"><text:span text:style-name="T2"><text:tab/><text:tab/><text:tab/><text:tab/><text:tab/></text:span></text:p>
      <text:list xml:id="list21389250" text:style-name="L2">
        <text:list-item>
          <text:list>
            <text:list-header>
              <text:p text:style-name="P4"><text:span text:style-name="T2"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2-01-01T01:27:47.89</meta:creation-date>
    <meta:document-statistic meta:table-count="0" meta:image-count="0" meta:object-count="0" meta:page-count="1" meta:paragraph-count="39" meta:word-count="140" meta:character-count="1734"/>
    <dc:date>2002-01-01T01:40:33.54</dc:date>
    <meta:editing-duration>PT00H12M46S</meta:editing-duration>
    <meta:editing-cycles>1</meta:editing-cycles>
    <meta:generator>OpenOffice.org/3.0$Win32 OpenOffice.org_project/300m9$Build-9358</meta:generator>
  </office:meta>
</office:document-meta>
</file>